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0afb" officeooo:paragraph-rsid="00070afb"/>
    </style:style>
    <style:style style:name="P2" style:family="paragraph" style:parent-style-name="Standard">
      <style:text-properties fo:font-weight="bold" officeooo:rsid="00070afb" officeooo:paragraph-rsid="00070afb" style:font-weight-asian="bold" style:font-weight-complex="bold"/>
    </style:style>
    <style:style style:name="P3" style:family="paragraph" style:parent-style-name="Standard">
      <style:text-properties fo:font-weight="bold" officeooo:rsid="00070afb" officeooo:paragraph-rsid="0007b152" style:font-weight-asian="bold" style:font-weight-complex="bold"/>
    </style:style>
    <style:style style:name="P4" style:family="paragraph" style:parent-style-name="Standard">
      <style:text-properties fo:font-weight="bold" officeooo:rsid="0007b152" officeooo:paragraph-rsid="0007b152" style:font-weight-asian="bold" style:font-weight-complex="bold"/>
    </style:style>
    <style:style style:name="P5" style:family="paragraph" style:parent-style-name="Standard">
      <style:text-properties fo:font-weight="bold" officeooo:rsid="000936e4" officeooo:paragraph-rsid="000936e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070afb" officeooo:paragraph-rsid="00070afb" style:font-size-asian="24pt" style:font-weight-asian="bold" style:font-size-complex="24pt" style:font-weight-complex="bold"/>
    </style:style>
    <style:style style:name="P7" style:family="paragraph" style:parent-style-name="Standard">
      <style:text-properties officeooo:rsid="0007b152" officeooo:paragraph-rsid="0007b152"/>
    </style:style>
    <style:style style:name="P8" style:family="paragraph" style:parent-style-name="Standard">
      <style:text-properties officeooo:rsid="000936e4" officeooo:paragraph-rsid="000936e4"/>
    </style:style>
    <style:style style:name="T1" style:family="text">
      <style:text-properties officeooo:rsid="0007b152"/>
    </style:style>
    <style:style style:name="T2" style:family="text">
      <style:text-properties officeooo:rsid="000936e4"/>
    </style:style>
    <style:style style:name="T3" style:family="text">
      <style:text-properties officeooo:rsid="000962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search Review</text:p>
      <text:p text:style-name="P1"/>
      <text:p text:style-name="P2">Introduction</text:p>
      <text:p text:style-name="P2"/>
      <text:p text:style-name="P1"><text:s text:c="5"/>Multi agent planning (MAP) is a very large field with numerous applications. It involves planning and coordinating the actions of multiple agents. The agents can plan to achieve a common goal, they may merge the plans of multiple agents, or they may refine their own plans for tasks and consumption of resources. Multiple agents can work together as a group to perform a task, or achieve a goal state. <text:s/>To ensure that plans are properly coordinated and executed is a major challenge in MAP. <text:s/>In this <text:span text:style-name="T3">research</text:span> review, I will briefly discuss three key developments in the area of multi agent planning.</text:p>
      <text:p text:style-name="P1"/>
      <text:p text:style-name="P3">1. <text:s/><text:span text:style-name="T1">Preserving Privacy</text:span></text:p>
      <text:p text:style-name="P1"/>
      <text:p text:style-name="P7"><text:s text:c="5"/>[1] Agents that have good reason to cooperate do not always want to share all their information with the other agents. <text:s/>An example of this would be ad-hoc teams of agents, cooperating companies, departments. <text:s/>Specifically, the goal is to not share private variable values and private actions with other agents. <text:s/>One reason for this may be the existence of confidential commercial data. <text:s/>However, public actions/variables are the interface to the world and the rest is private.</text:p>
      <text:p text:style-name="P7"/>
      <text:p text:style-name="P4">2. <text:s/>Distributed Planning Through Merging</text:p>
      <text:p text:style-name="P7"/>
      <text:p text:style-name="P7"><text:s text:c="5"/>In [2], Pellier <text:span text:style-name="T2">describes</text:span> a method called Distributed Planning Through Merging (DPGM). DPGM replace<text:span text:style-name="T2">s</text:span> the different stages of the distributed planning process with a single step. This approach is based on a planning graph structure for agent reasoning and a CSP mechanism for individual plan extraction and coordination. DPGM assumes that no <text:span text:style-name="T2">individual</text:span> agent can solve the problem alone.</text:p>
      <text:p text:style-name="P7"/>
      <text:p text:style-name="P5">3. <text:s/>Deriving heuristics from a general problem</text:p>
      <text:p text:style-name="P8"/>
      <text:p text:style-name="P8"><text:s text:c="5"/>This advancement involves having a problem described in a standardized way as understood by the algorithm, which allows for a stronger separation of solving logic and problem description[3][4] . It also opens up new possibilities to derive heuristics. <text:s/>The algorithm benefits from the domain semantics expressed as planning elements. For example, preconditions of an action and effects when executing the actions. <text:span text:style-name="T3">U</text:span>sing those preconditions and effects, it can be inferred if actions are mutably exclusive and therefore the problem space can be adjusted accordingly. <text:s/>In the same way, heuristics can also be derived by solving a simpler problem. <text:s/>For example, some or all preconditions can be dropped and then we can count the number of levels until we are able to satisfy <text:span text:style-name="T3">the</text:span> goals. In <text:span text:style-name="T3">reality this is </text:span>only solving the simpler issue, but given that we only <text:span text:style-name="T3">aim</text:span> for a <text:span text:style-name="T3">reasonable</text:span> heuristic (lower or equal estimation as compared to the actual cost) this trade-off may <text:span text:style-name="T3">often be useful</text:span>.</text:p>
      <text:p text:style-name="P7"/>
      <text:p text:style-name="P7"/>
      <text:p text:style-name="P7">1. Tožička, Jan, et al. "Privacy-concerned multiagent planning." Knowledge and Information Systems 48.3 (2016): 581-618.</text:p>
      <text:p text:style-name="P7">2. <text:s/>D. Pellier, “Distributed planning through graph merging,” in International Conference on Agents and Artificial Intelligence , 2010.</text:p>
      <text:p text:style-name="P8">3. <text:s/>STRIPS: <text:s/>Fikes and Nilsson (1971)</text:p>
      <text:p text:style-name="P8">4. <text:s/>General Problem Solver (GPS): <text:s/>Newell and Simon (196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32:04.655120540</meta:creation-date>
    <dc:date>2017-06-02T09:23:47.453828527</dc:date>
    <meta:editing-duration>PT15M14S</meta:editing-duration>
    <meta:editing-cycles>1</meta:editing-cycles>
    <meta:document-statistic meta:table-count="0" meta:image-count="0" meta:object-count="0" meta:page-count="1" meta:paragraph-count="13" meta:word-count="462" meta:character-count="2948" meta:non-whitespace-character-count="2462"/>
    <meta:generator>LibreOffice/5.1.6.2$Linux_X86_64 LibreOffice_project/10m0$Build-2</meta:generator>
  </office:meta>
</office:document-meta>
</file>